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</table:table-row>
        <table:table-row table:style-name="ro1">
          <table:table-cell office:value-type="string" calcext:value-type="string">
            <text:p>Harry Chung &lt;harry.chung@mail.mcgill.ca&gt;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string" calcext:value-type="string">
            <text:p>aishwari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string" calcext:value-type="string">
            <text:p>hyejin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string" calcext:value-type="string">
            <text:p>Linnea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string" calcext:value-type="string">
            <text:p>Rachit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string" calcext:value-type="string">
            <text:p>Rohan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string" calcext:value-type="string">
            <text:p>Yaxuan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P09A</text:p>
          </table:table-cell>
        </table:table-row>
        <table:table-row table:style-name="ro1">
          <table:table-cell office:value-type="string" calcext:value-type="string">
            <text:p>Katya</text:p>
          </table:table-cell>
          <table:table-cell office:value-type="string" calcext:value-type="string">
            <text:p>P09B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Colin Sharp</text:p>
          </table:table-cell>
          <table:table-cell office:value-type="string" calcext:value-type="string">
            <text:p>P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3:19:05.81359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4:12:05.482685324</meta:creation-date>
    <meta:generator>LibreOffice/6.4.7.2$Linux_X86_64 LibreOffice_project/40$Build-2</meta:generator>
    <dc:date>2021-06-29T18:34:33.533454680</dc:date>
    <meta:editing-duration>PT5H45S</meta:editing-duration>
    <meta:editing-cycles>3</meta:editing-cycles>
    <meta:document-statistic meta:table-count="1" meta:cell-count="28" meta:object-count="0"/>
  </office:meta>
</office:document-meta>
</file>